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Mission 1</text:p>
      <text:p text:style-name="Standard"><text:s/></text:p>
      <text:p text:style-name="Standard">The nslookup command used. </text:p>
      <text:p text:style-name="Standard">nslookup -type=MX starwars.com</text:p>
      <text:p text:style-name="Standard"/>
      <text:p text:style-name="Standard">mail servers are</text:p>
      <text:p text:style-name="Standard">starwars.com <text:s text:c="3"/>mail exchanger = 1 aspmx.l.google.com.</text:p>
      <text:p text:style-name="Standard">starwars.com <text:s text:c="3"/>mail exchanger = 10 aspmx2.googlemail.com.</text:p>
      <text:p text:style-name="Standard">starwars.com <text:s text:c="3"/>mail exchanger = 5 alt1.aspx.l.google.com.</text:p>
      <text:p text:style-name="Standard">starwars.com <text:s text:c="3"/>mail exchanger = 5 alt2.aspmx.l.google.com.</text:p>
      <text:p text:style-name="Standard">starwars.com <text:s text:c="3"/>mail exchanger = 10 aspmx3.googlemail.com.</text:p>
      <text:p text:style-name="Standard"/>
      <text:p text:style-name="Standard"/>
      <text:p text:style-name="Standard">The reason that the resistance can't receive emails is that the records are pointing to the wrong servers. </text:p>
      <text:p text:style-name="Standard">They are pointing to aspmx.1.google.com and aspmx2.googleemail.com. To correct them they should read </text:p>
      <text:p text:style-name="Standard">starwars.com <text:s text:c="3"/>mail exchanger = <text:s/>asltx.l.google.com </text:p>
      <text:p text:style-name="Standard">and</text:p>
      <text:p text:style-name="Standard">starwars.com <text:s text:c="3"/>mail exchanger = asltx.2.google.com</text:p>
      <text:p text:style-name="Standard"/>
      <text:p text:style-name="Standard"/>
      <text:p text:style-name="P1">Mission 2</text:p>
      <text:p text:style-name="P1"/>
      <text:p text:style-name="P2">The command</text:p>
      <text:p text:style-name="P2">nslookup -type=txt theforce.net</text:p>
      <text:p text:style-name="P2"/>
      <text:p text:style-name="P2"/>
      <text:p text:style-name="P2">results</text:p>
      <text:p text:style-name="P2">theforce.net <text:s text:c="3"/>text = "v=spf1 a mx mx:smtp.secureserver.net include:aspmx.googlemail.com ip4:104.156.250.80 ip4:45.63.15.159 ip4:45.63.4.215"</text:p>
      <text:p text:style-name="P2"/>
      <text:p text:style-name="P2">The reason that the alerts are going to spam is that the new ip of 45.23.176.21 hasn't been added to the SPF record. To fix this they would have to run something like the following command</text:p>
      <text:p text:style-name="P2">v=spf1 a mx ip4:45.23.176.21 -all</text:p>
      <text:p text:style-name="P2"/>
      <text:p text:style-name="P3"/>
      <text:p text:style-name="P2"/>
      <text:p text:style-name="P1">Mission 3</text:p>
      <text:p text:style-name="P1"/>
      <text:p text:style-name="P2">the command </text:p>
      <text:p text:style-name="P2">nslookup</text:p>
      <text:p text:style-name="P2">&gt;set type=cname</text:p>
      <text:p text:style-name="Standard"><text:span text:style-name="T1">&gt;www.theforce.net</text:span></text:p>
      <text:p text:style-name="P2"/>
      <text:p text:style-name="P2">Results</text:p>
      <text:p text:style-name="P2"/>
      <text:p text:style-name="P2">Server: <text:s text:c="8"/>192.168.0.1</text:p>
      <text:p text:style-name="P2">Address: <text:s text:c="7"/>192.168.0.1#53</text:p>
      <text:p text:style-name="P2"/>
      <text:p text:style-name="P2">Non-authoritative answer:</text:p>
      <text:p text:style-name="P2">www.theforce.net <text:s text:c="7"/>canonical name = theforce.net.</text:p>
      <text:p text:style-name="P2"/>
      <text:p text:style-name="P2">The reason that resistance.theforce.net isn't redirecting to theforce.net is that there is not an entry in the cname redirecting it the theforce.net. </text:p>
      <text:p text:style-name="P2">To fix this an entry needs to be made into the cname records. There is no one command to do this as it depends on the DNS provider.</text:p>
      <text:p text:style-name="P2">But the entry should be something like</text:p>
      <text:p text:style-name="P2"/>
      <text:p text:style-name="P2">resistance.theforce.net<text:tab/> canonical name = theforce.net</text:p>
      <text:p text:style-name="P2"/>
      <text:p text:style-name="P2"/>
      <text:p text:style-name="P1">Mission 4</text:p>
      <text:p text:style-name="P1"/>
      <text:p text:style-name="P2">The command</text:p>
      <text:p text:style-name="P2">nslookup -type=NS princessleia.site</text:p>
      <text:p text:style-name="P2"/>
      <text:p text:style-name="P2">ResultsNon-authoritative answer:</text:p>
      <text:p text:style-name="P2">princessleia.site <text:s text:c="6"/>nameserver = ns25.domaincontrol.com.</text:p>
      <text:p text:style-name="P2">princessleia.site <text:s text:c="6"/>nameserver = ns26.domaincontrol.com.</text:p>
      <text:p text:style-name="P2"/>
      <text:p text:style-name="P2">To fix any issues with the loss of the primary dns server. I would a NS record for ns2.galaxybackup.com. It would should then return a line for the backup that looks like</text:p>
      <text:p text:style-name="P2"/>
      <text:p text:style-name="P2">princessleia.site<text:tab/>nameserver=ns2.galaxybackup.com</text:p>
      <text:p text:style-name="P2"/>
      <text:p text:style-name="P2"/>
      <text:p text:style-name="P3"/>
      <text:p text:style-name="P2"/>
      <text:p text:style-name="P1">Mission 5</text:p>
      <text:p text:style-name="P1"/>
      <text:p text:style-name="P2">The OSPF shortest path from Batuu to Jedha without using N is. <text:s/></text:p>
      <text:p text:style-name="P2">Batuu,D, C, E, F, J, I, L, Q, T, V, Jedua. That should come out to 22 hops, steps, whatever you want to call it. </text:p>
      <text:p text:style-name="P2"/>
      <text:p text:style-name="P2"/>
      <text:p text:style-name="P2"/>
      <text:p text:style-name="P1">Mission 6</text:p>
      <text:p text:style-name="P2"/>
      <text:p text:style-name="P2"/>
      <text:p text:style-name="P2"/>
      <text:p text:style-name="P2"><text:s text:c="4"/></text:p>
      <text:p text:style-name="P2"><text:s text:c="4"/>Sender MAC address: IntelCor_55:98:ef (00:13:ce:55:98:ef)</text:p>
      <text:p text:style-name="P2"><text:s text:c="4"/>Sender IP address: 172.16.0.101 (172.16.0.101)</text:p>
      <text:p text:style-name="P2"><text:s/></text:p>
      <text:p text:style-name="P2"/>
      <text:p text:style-name="P2"/>
      <text:p text:style-name="P2">Mission 7</text:p>
      <text:p text:style-name="P2"/>
      <text:p text:style-name="P2">Command</text:p>
      <text:p text:style-name="P2">nslookup -type=txt princessleia.site </text:p>
      <text:p text:style-name="P2"/>
      <text:p text:style-name="P2">Result</text:p>
      <text:p text:style-name="P2"/>
      <text:p text:style-name="P2">princessleia.site <text:s text:c="6"/>text = "Run the following in a command line: telnet towel.blinkenlights.nl or as a backup access in a browser: www.asciimation.co.nz"</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Hansen</meta:initial-creator>
    <meta:creation-date>2021-08-20T09:33:51.51</meta:creation-date>
    <dc:date>2021-08-25T18:10:34.78</dc:date>
    <dc:creator>Scott Hansen</dc:creator>
    <meta:editing-duration>P5DT5H50M51S</meta:editing-duration>
    <meta:editing-cycles>2</meta:editing-cycles>
    <meta:generator>OpenOffice/4.1.10$Win32 OpenOffice.org_project/4110m2$Build-9807</meta:generator>
    <meta:document-statistic meta:table-count="0" meta:image-count="0" meta:object-count="0" meta:page-count="3" meta:paragraph-count="58" meta:word-count="356" meta:character-count="2637"/>
  </office:meta>
</office:document-meta>
</file>